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8623e2" officeooo:paragraph-rsid="008623e2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8f1331" officeooo:paragraph-rsid="008f1331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style:text-underline-style="solid" style:text-underline-width="auto" style:text-underline-color="font-color" officeooo:rsid="00876d00" officeooo:paragraph-rsid="00876d00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876d00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876d00" officeooo:paragraph-rsid="00876d00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8b84d4" officeooo:paragraph-rsid="008b84d4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8e1002" officeooo:paragraph-rsid="008e1002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8f1331" officeooo:paragraph-rsid="008f1331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paragraph-rsid="00876d00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officeooo:rsid="00876d00" officeooo:paragraph-rsid="0088b03a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officeooo:rsid="00876d00" officeooo:paragraph-rsid="008968fd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officeooo:rsid="00876d00" officeooo:paragraph-rsid="00876d00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officeooo:rsid="00876d00" officeooo:paragraph-rsid="00876d00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8a61a9" officeooo:paragraph-rsid="008a61a9" style:font-size-asian="12pt" style:font-size-complex="12pt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officeooo:paragraph-rsid="009d7ba9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officeooo:paragraph-rsid="0096ac10"/>
    </style:style>
    <style:style style:name="T1" style:family="text">
      <style:text-properties officeooo:rsid="00726ea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876d00" style:font-size-asian="12pt" style:font-size-complex="12pt"/>
    </style:style>
    <style:style style:name="T4" style:family="text">
      <style:text-properties style:font-name="Times New Roman" fo:font-size="12pt" officeooo:rsid="0087e241" style:font-size-asian="12pt" style:font-size-complex="12pt"/>
    </style:style>
    <style:style style:name="T5" style:family="text">
      <style:text-properties style:font-name="Times New Roman" fo:font-size="12pt" officeooo:rsid="0088b03a" style:font-size-asian="12pt" style:font-size-complex="12pt"/>
    </style:style>
    <style:style style:name="T6" style:family="text">
      <style:text-properties style:font-name="Times New Roman" fo:font-size="12pt" officeooo:rsid="0088f33b" style:font-size-asian="12pt" style:font-size-complex="12pt"/>
    </style:style>
    <style:style style:name="T7" style:family="text">
      <style:text-properties style:font-name="Times New Roman" fo:font-size="12pt" officeooo:rsid="008968fd" style:font-size-asian="12pt" style:font-size-complex="12pt"/>
    </style:style>
    <style:style style:name="T8" style:family="text">
      <style:text-properties style:font-name="Times New Roman" fo:font-size="12pt" officeooo:rsid="008a61a9" style:font-size-asian="12pt" style:font-size-complex="12pt"/>
    </style:style>
    <style:style style:name="T9" style:family="text">
      <style:text-properties style:font-name="Times New Roman" fo:font-size="12pt" officeooo:rsid="008c9504" style:font-size-asian="12pt" style:font-size-complex="12pt"/>
    </style:style>
    <style:style style:name="T10" style:family="text">
      <style:text-properties style:font-name="Times New Roman" fo:font-size="12pt" officeooo:rsid="0092888f" style:font-size-asian="12pt" style:font-size-complex="12pt"/>
    </style:style>
    <style:style style:name="T11" style:family="text">
      <style:text-properties style:font-name="Times New Roman" fo:font-size="12pt" officeooo:rsid="0093ada0" style:font-size-asian="12pt" style:font-size-complex="12pt"/>
    </style:style>
    <style:style style:name="T12" style:family="text">
      <style:text-properties style:font-name="Times New Roman" fo:font-size="12pt" officeooo:rsid="0094e371" style:font-size-asian="12pt" style:font-size-complex="12pt"/>
    </style:style>
    <style:style style:name="T13" style:family="text">
      <style:text-properties style:font-name="Times New Roman" fo:font-size="12pt" officeooo:rsid="00963a46" style:font-size-asian="12pt" style:font-size-complex="12pt"/>
    </style:style>
    <style:style style:name="T14" style:family="text">
      <style:text-properties style:font-name="Times New Roman" fo:font-size="12pt" officeooo:rsid="008b84d4" style:font-size-asian="12pt" style:font-size-complex="12pt"/>
    </style:style>
    <style:style style:name="T15" style:family="text">
      <style:text-properties style:font-name="Times New Roman" fo:font-size="12pt" officeooo:rsid="0096ac10" style:font-size-asian="12pt" style:font-size-complex="12pt"/>
    </style:style>
    <style:style style:name="T16" style:family="text">
      <style:text-properties style:font-name="Times New Roman" fo:font-size="12pt" officeooo:rsid="008f1331" style:font-size-asian="12pt" style:font-size-complex="12pt"/>
    </style:style>
    <style:style style:name="T17" style:family="text">
      <style:text-properties style:font-name="Times New Roman" fo:font-size="12pt" officeooo:rsid="00986375" style:font-size-asian="12pt" style:font-size-complex="12pt"/>
    </style:style>
    <style:style style:name="T18" style:family="text">
      <style:text-properties style:font-name="Times New Roman" fo:font-size="12pt" officeooo:rsid="009a55ee" style:font-size-asian="12pt" style:font-size-complex="12pt"/>
    </style:style>
    <style:style style:name="T19" style:family="text">
      <style:text-properties style:font-name="Times New Roman" fo:font-size="12pt" officeooo:rsid="0090a5a7" style:font-size-asian="12pt" style:font-size-complex="12pt"/>
    </style:style>
    <style:style style:name="T20" style:family="text">
      <style:text-properties style:font-name="Times New Roman" fo:font-size="12pt" officeooo:rsid="009f2338" style:font-size-asian="12pt" style:font-size-complex="12pt"/>
    </style:style>
    <style:style style:name="T21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3" style:family="text">
      <style:text-properties officeooo:rsid="0084528b"/>
    </style:style>
    <style:style style:name="T24" style:family="text">
      <style:text-properties officeooo:rsid="00876d0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d’activités de Michael Ory</text:p>
      <text:p text:style-name="P3">du 0<text:span text:style-name="T23">1/04</text:span>/201<text:span text:style-name="T1">5</text:span> au <text:span text:style-name="T23">12</text:span>/<text:span text:style-name="T1">06/</text:span>201<text:span text:style-name="T1">5</text:span></text:p>
      <text:p text:style-name="P2"/>
      <text:p text:style-name="P2"/>
      <text:p text:style-name="P2"/>
      <text:p text:style-name="P4"><text:span text:style-name="T25">Objectif</text:span><text:span text:style-name="T26"> : </text:span>modifier l'archi<text:span text:style-name="T24">tecture de</text:span> <text:span text:style-name="T24">Generic System</text:span> 2014 afin de déporter la gestion des caches sur les clients.</text:p>
      <text:p text:style-name="P4"/>
      <text:p text:style-name="P6">Intérêt de la décentralisation<text:span text:style-name="T26"> :</text:span></text:p>
      <text:list xml:id="list7091630902568577414" text:style-name="L1">
        <text:list-item>
          <text:p text:style-name="P12"><text:span text:style-name="T4">i</text:span><text:span text:style-name="T3">soler un serveur léger et minimaliste pour renforcer sa robustesse,</text:span></text:p>
        </text:list-item>
        <text:list-item>
          <text:p text:style-name="P12"><text:span text:style-name="T3">réaliser une grande partie des traitements sur le client </text:span><text:span text:style-name="T4">afin de limiter les calculs exécuté</text:span><text:span text:style-name="T17">s</text:span><text:span text:style-name="T4"> par le serveur,</text:span></text:p>
        </text:list-item>
        <text:list-item>
          <text:p text:style-name="P12"><text:span text:style-name="T3">rendre l'archi</text:span><text:span text:style-name="T4">tecture</text:span><text:span text:style-name="T3"> plus en adéquation avec les </text:span><text:span text:style-name="T4">nouvelles </text:span><text:span text:style-name="T3">archi</text:span><text:span text:style-name="T4">tectures</text:span><text:span text:style-name="T3"> distribué</text:span><text:span text:style-name="T18">e</text:span><text:span text:style-name="T4">s</text:span><text:span text:style-name="T3"> et événementiel</text:span><text:span text:style-name="T20">le</text:span><text:span text:style-name="T4">s</text:span><text:span text:style-name="T3"> en cours d’avènement (Vert.x).</text:span></text:p>
        </text:list-item>
      </text:list>
      <text:p text:style-name="P7"/>
      <text:p text:style-name="P8"><text:span text:style-name="T21">Difficultés</text:span><text:span text:style-name="T2"> :</text:span></text:p>
      <text:list xml:id="list4022061827853105172" text:style-name="L2">
        <text:list-item>
          <text:p text:style-name="P13"><text:span text:style-name="T5">l'</text:span><text:span text:style-name="T2">archi</text:span><text:span text:style-name="T5">tecture</text:span><text:span text:style-name="T2"> </text:span><text:span text:style-name="T5">de </text:span><text:span text:style-name="T2">Generic System 2014 est très centralisé</text:span><text:span text:style-name="T20">e</text:span><text:span text:style-name="T2"> </text:span><text:span text:style-name="T6">car largement </text:span><text:span text:style-name="T2">influencé par la norme JEE et la gestion de</text:span><text:span text:style-name="T5">s</text:span><text:span text:style-name="T2"> session</text:span><text:span text:style-name="T5">s</text:span><text:span text:style-name="T2"> WEB sur le serveur,</text:span></text:p>
        </text:list-item>
        <text:list-item>
          <text:p text:style-name="P14"><text:span text:style-name="T7">le </text:span><text:span text:style-name="T2">graphe </text:span><text:span text:style-name="T5">de </text:span><text:span text:style-name="T2">Generic System ne comporte pas de mécanisme de décentralisation,</text:span></text:p>
        </text:list-item>
        <text:list-item>
          <text:p text:style-name="P15"><text:span text:style-name="T8">l</text:span><text:span text:style-name="T2">es </text:span><text:span text:style-name="T22">Generic</text:span><text:span text:style-name="T2"> ne sont pas facilement sériali</text:span><text:span text:style-name="T20">z</text:span><text:span text:style-name="T2">able</text:span><text:span text:style-name="T20">s</text:span><text:span text:style-name="T2">,</text:span></text:p>
        </text:list-item>
        <text:list-item>
          <text:p text:style-name="P17">les api et les tests doivent rester stable lors de cette transformation.</text:p>
        </text:list-item>
      </text:list>
      <text:p text:style-name="P8"/>
      <text:p text:style-name="P8"><text:span text:style-name="T21">Solution retenue</text:span><text:span text:style-name="T2"> :</text:span></text:p>
      <text:list xml:id="list498430282303988622" text:style-name="L3">
        <text:list-item>
          <text:p text:style-name="P16"><text:span text:style-name="T9">c</text:span><text:span text:style-name="T2">réation d'une structure sériali</text:span><text:span text:style-name="T20">z</text:span><text:span text:style-name="T2">able derrière chaque nœud du graphe afin de permettre une meilleure communication entre les clients et le serveur,</text:span></text:p>
        </text:list-item>
        <text:list-item>
          <text:p text:style-name="P16"><text:span text:style-name="T9">c</text:span><text:span text:style-name="T2">réation d'un gestionnaire de graphe sur les clients.</text:span></text:p>
        </text:list-item>
      </text:list>
      <text:p text:style-name="P8"/>
      <text:p text:style-name="P9"><text:span text:style-name="T25">Travaux</text:span> :</text:p>
      <text:list xml:id="list8377672525430845720" text:style-name="L4">
        <text:list-item>
          <text:p text:style-name="P18"><text:span text:style-name="T15">a</text:span><text:span text:style-name="T14">daptation du </text:span><text:span text:style-name="T10">noyau</text:span><text:span text:style-name="T14"> afin de prendre en compte ces solutions,</text:span></text:p>
        </text:list-item>
        <text:list-item>
          <text:p text:style-name="P18"><text:span text:style-name="T15">e</text:span><text:span text:style-name="T10">xtraction</text:span><text:span text:style-name="T14"> des nouvelles interfaces de communication,</text:span></text:p>
        </text:list-item>
        <text:list-item>
          <text:p text:style-name="P18"><text:span text:style-name="T15">i</text:span><text:span text:style-name="T9">mplémentation de ses différents services,</text:span></text:p>
        </text:list-item>
        <text:list-item>
          <text:p text:style-name="P18"><text:span text:style-name="T15">m</text:span><text:span text:style-name="T19">ise à disposition d'une première version sous https://github.com/genericsystem/genericsystem2015.</text:span></text:p>
        </text:list-item>
      </text:list>
      <text:p text:style-name="P8"/>
      <text:p text:style-name="P10"><text:span text:style-name="T21">Reste à concevoir et réaliser</text:span><text:span text:style-name="T2"> :</text:span></text:p>
      <text:list xml:id="list7481034864911790511" text:style-name="L5">
        <text:list-item>
          <text:p text:style-name="P19"><text:span text:style-name="T15">r</text:span><text:span text:style-name="T16">éalisation de la décentralisation par le </text:span><text:span text:style-name="T11">biais</text:span><text:span text:style-name="T16"> de service web puis par le </text:span><text:span text:style-name="T11">biais</text:span><text:span text:style-name="T16"> d'un bus événementiel avec l'aide de Vert.x,</text:span></text:p>
        </text:list-item>
        <text:list-item>
          <text:p text:style-name="P19"><text:span text:style-name="T15">t</text:span><text:span text:style-name="T16">raduire le client en </text:span><text:span text:style-name="T11">C</text:span><text:span text:style-name="T16">eylon afin de proposer des clients totalement écrit</text:span><text:span text:style-name="T20">s en</text:span><text:span text:style-name="T16"> </text:span><text:span text:style-name="T12">JavaScript</text:span><text:span text:style-name="T16"> (en utilisant la </text:span><text:span text:style-name="T12">fonctionnalité</text:span><text:span text:style-name="T16"> de </text:span><text:span text:style-name="T12">C</text:span><text:span text:style-name="T16">eylon de générer un code </text:span><text:span text:style-name="T13">exécutable</text:span><text:span text:style-name="T16"> en </text:span><text:span text:style-name="T13">JavaScript</text:span><text:span text:style-name="T16">).</text:span></text:p>
        </text:list-item>
      </text:list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5-06-09T13:52:28.753540002</dc:date>
    <meta:editing-duration>P8DT17H32M57S</meta:editing-duration>
    <meta:editing-cycles>122</meta:editing-cycles>
    <meta:generator>LibreOffice/4.2.8.2$Linux_X86_64 LibreOffice_project/420m0$Build-2</meta:generator>
    <meta:print-date>2014-09-01T12:23:56.943113723</meta:print-date>
    <meta:document-statistic meta:table-count="0" meta:image-count="0" meta:object-count="0" meta:page-count="1" meta:paragraph-count="23" meta:word-count="266" meta:character-count="1708" meta:non-whitespace-character-count="1480"/>
  </office:meta>
</office:document-meta>
</file>